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16 de noviembre nos reunimos para seguir trabajando en el proyecto.</text:p>
      <text:p text:style-name="Standard"/>
      <text:p text:style-name="Standard">Antes de la reunión ya estaban hechas las correcciones de la memoria de los primeros capítulos, por lo que solo <text:span text:style-name="T1">habrá que darles un repaso final</text:span>. También estaban ordenados los requisitos no funcionales en una tabla según el tipo. Los casos de uso también estaban realizados y estaba completo también el apartado de la metodología.</text:p>
      <text:p text:style-name="Standard"/>
      <text:p text:style-name="Standard">Respecto al programa tras configurar un par de cosas mas que faltaban para que todo funcionara bien en mi ordenador de casa, pase a trabajar con el método Rellenamatriz que había hecho Domingo, pero al ponerme con ello no lo entendía muy bien y no pudo avanzar.</text:p>
      <text:p text:style-name="Standard"/>
      <text:p text:style-name="Standard">Por ello en la reunión lo primero que hicimos fue entender el código. La cuestión es que las posiciones de la matriz que no estén recorridas tendrán un -1 (un 0 no porque puede que haya posiciones con 0). <text:s/>Después lo que hace la función es si encuentra un -1 en un valor de la matriz, mete esa posición en una lista que utilizaremos después. Una vez tengamos todas las posiciones que hay que rellenar, las añadimos de forma conjunta cada vez, por ejemplo la primera vez sera 0,0,0, la segunda, 0,0,1 y así, en vez de ir una posición a una. El rango de valores también lo tengo que obtener e ira desde el mínimo hasta el máximo de los valores que haya en la matriz. Esta operación ya te saca todas las de matrices que podemos tener rellenando esas posiciones con ese rango de valores, sin embargo generalmente eso serán demasiadas matrices y el proceso seria largo. A la hora de las pruebas cogeremos algunas de ellas de forma aleatoria y serna de las que comprobaremos la varianza y las compararemos con la varianza que tenemos.</text:p>
      <text:p text:style-name="Standard"/>
      <text:p text:style-name="Standard"><text:span text:style-name="T1">Todo esto esta ya en nuestro programa y habrá que combinarlo con el resto del código, que ademas tengo que repasar y acabar.</text:span> <text:span text:style-name="T1">También hay que completar el código de las simulaciones</text:span> (difiere en que ya conocemos las coordenadas).</text:p>
      <text:p text:style-name="Standard"/>
      <text:p text:style-name="Standard">Pasando a la memoria tengo que<text:span text:style-name="T1"> añadir y citar alguna imagen</text:span> (en el pie de pagina) que he comentado pero no he añadido como la de la distancia Manhattan y la de la metodología iterativa incremental. </text:p>
      <text:p text:style-name="Standard"/>
      <text:p text:style-name="Standard">En el apartado de los casos de uso, creemos que están bien como están, y por ejemplo una duda que tenia, que es si detener el conteo es otro caso de uso o directamente pertenece al caso de uso contar en foto. Domingo me indico que no seria otro caso ya que no es algo distinto, seria el mismo caso que iría por otra rama por así decirlo. Ademas en los detalles de los casos de uso estuvimos resolviendo dudas y corrigiendo cosas. Por ejemplo yo había puesto en el caso de uso como actor secundario el sistema, y el sistema no es un actor del diagrama así que lo quitamos. Respecto a los apartados de los casos de uso, no tenia claro lo que eran ni la garantía mínima, ni las extensiones. Domingo me indico que las extensiones eran otros caminos adicionales que podía seguir el caso de uso (errores o distintas opciones que no son la primaria) mientras que las garantías mínimas eran muy similares a otros apartados, por lo que no quedo claro en que consistía y <text:span text:style-name="T1">hay que mirarlo igual que cambiar las 2 cosas comentadas.</text:span></text:p>
      <text:p text:style-name="Standard"/>
      <text:p text:style-name="Standard">Respecto al Diagrama de Gantt como hablamos en la anterior reunión, había repasado los correos de todas las reuniones y hecho un resumen de en que consistió cada una. Domingo me comento que esto podía quedar bien como <text:span text:style-name="T1">anexo</text:span> y por otra parte el diagrama de Gantt habría que hacerlo <text:span text:style-name="T1">agrupando las distintas tareas </text:span>de cada reunión(Análisis, investigación, desarrollo, pruebas, …). Por ejemplo elegir un determinado software entraría dentro de análisis o ver tutoriales sobre ello estaría dentro de la investigación. En este sentido Domingo me comento que para hacerlo mas formal en el anexo en vez de indicar literalmente lo que hice, si en algunas de esas reuniones se trabajo en algún requisito pues hacer referencia a ese requisito. Por ejemplo “Se desarrolla el requisito RF02”, o también en vez de hablar de que se programo en kivy pues por ejemplo se <text:soft-page-break/>desarrollo la interfaz.</text:p>
      <text:p text:style-name="Standard"/>
      <text:p text:style-name="Standard">Tambien hay que hacer las simulaciones para ver que tal funciona el programa en casos reales.</text:p>
      <text:p text:style-name="Standard"/>
      <text:p text:style-name="Standard">Eso seria todo, en teoría quedamos el lunes que viene a la misma hora aunque esto lo confirmare el viernes según los avances realizados en las pocas cosas que quedan. Un saludo</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16:10:03.25</meta:creation-date>
    <meta:generator>LibreOffice/3.4$Win32 LibreOffice_project/340m1$Build-12</meta:generator>
    <dc:date>2020-11-17T23:54:39.76</dc:date>
    <meta:editing-duration>PT7H44M36S</meta:editing-duration>
    <meta:editing-cycles>9</meta:editing-cycles>
    <meta:document-statistic meta:table-count="0" meta:image-count="0" meta:object-count="0" meta:page-count="2" meta:paragraph-count="0" meta:word-count="761" meta:character-count="4279" meta:non-whitespace-character-count="3525"/>
  </office:meta>
</office:document-meta>
</file>